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color="#666666" draw:fill="none" draw:textarea-vertical-align="middle"/>
    </style:style>
    <style:style style:name="gr28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9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32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3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4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5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666666" loext:opacity="100%" fo:font-size="11pt"/>
    </style:style>
    <style:style style:name="T7" style:family="text">
      <style:text-properties style:use-window-font-color="true" loext:opacity="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</text:span><text:span text:style-name="T1">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</text:span><text:span text:style-name="T1">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</text:span><text:span text:style-name="T1">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</text:span><text:span text:style-name="T2">al </text:span><text:span text:style-name="T2">Net</text:span><text:span text:style-name="T2">wor</text:span><text:span text:style-name="T2">k A: <text:s/></text:span><text:span text:style-name="T2">172.</text:span><text:span text:style-name="T2">17.1</text:span><text:span text:style-name="T2">.0/2</text:span><text:span text:style-name="T2">4</text:span></text:p>
            <text:p><text:span text:style-name="T2">Enc</text:span><text:span text:style-name="T2">odin</text:span><text:span text:style-name="T2">g </text:span><text:span text:style-name="T2">Net</text:span><text:span text:style-name="T2">wor</text:span><text:span text:style-name="T2">k: <text:s/></text:span><text:span text:style-name="T2">10.1</text:span><text:span text:style-name="T2">28.0</text:span><text:span text:style-name="T2">.0/1</text:span><text:span text:style-name="T2">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</text:span><text:span text:style-name="T2">al </text:span><text:span text:style-name="T2">Net</text:span><text:span text:style-name="T2">wor</text:span><text:span text:style-name="T2">k B: <text:s/></text:span><text:span text:style-name="T2">200</text:span><text:span text:style-name="T2">1:db</text:span><text:span text:style-name="T2">8:bb</text:span><text:span text:style-name="T2">:2::/</text:span><text:span text:style-name="T2">64</text:span></text:p>
            <text:p><text:span text:style-name="T2">Enc</text:span><text:span text:style-name="T2">odin</text:span><text:span text:style-name="T2">g </text:span><text:span text:style-name="T2">Net</text:span><text:span text:style-name="T2">wor</text:span><text:span text:style-name="T2">k: <text:s/></text:span><text:span text:style-name="T2">fdee</text:span><text:span text:style-name="T2">:eee</text:span><text:span text:style-name="T2">e::/6</text:span><text:span text:style-name="T2">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</text:span><text:span text:style-name="T3">wo</text:span><text:span text:style-name="T3">rk </text:span><text:span text:style-name="T3">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</text:span><text:span text:style-name="T1">lic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</text:span><text:span text:style-name="T1">l</text:span></text:p>
          <text:p text:style-name="P9"><text:span text:style-name="T1">DN</text:span><text:span text:style-name="T1">S</text:span></text:p>
          <text:p text:style-name="P9"><text:span text:style-name="T1">res</text:span><text:span text:style-name="T1">olv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</text:span><text:span text:style-name="T1">er</text:span></text:p>
          <text:p text:style-name="P9"><text:span text:style-name="T1">DN</text:span><text:span text:style-name="T1">S</text:span></text:p>
          <text:p text:style-name="P9"><text:span text:style-name="T1">ser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><text:span text:style-name="T2">200</text:span><text:span text:style-name="T2">1:db</text:span><text:span text:style-name="T2">8::a</text:span><text:span text:style-name="T2">bc:1</text:span><text:span text:style-name="T2">1 + </text:span><text:span text:style-name="T2">700</text:span></text:p>
            <text:p><text:span text:style-name="T2">198.</text:span><text:span text:style-name="T2">51.1</text:span><text:span text:style-name="T2">00.1</text:span><text:span text:style-name="T2">1 + </text:span><text:span text:style-name="T2">700</text:span></text:p>
          </draw:text-box>
        </draw:frame>
      </draw:page>
      <draw:page draw:name="page2" draw:style-name="dp1" draw:master-page-name="Default">
        <draw:g draw:style-name="gr23">
          <draw:custom-shape draw:style-name="gr25" draw:text-style-name="P1" draw:layer="layout" svg:width="17.78cm" svg:height="4.763cm" svg:x="1.317cm" svg:y="9.57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10.337cm" svg:x2="8.319cm" svg:y2="13.25cm">
            <text:p/>
          </draw:line>
          <draw:line draw:style-name="gr26" draw:text-style-name="P2" draw:layer="layout" svg:x1="3.222cm" svg:y1="12.696cm" svg:x2="6.08cm" svg:y2="12.696cm">
            <text:p/>
          </draw:line>
          <draw:g>
            <draw:frame draw:style-name="gr3" draw:text-style-name="P3" draw:layer="layout" svg:width="1.65cm" svg:height="0.659cm" svg:x="9.42cm" svg:y="10.252cm">
              <draw:text-box>
                <text:p><text:span text:style-name="T1">Internet</text:span></text:p>
              </draw:text-box>
            </draw:frame>
            <draw:frame draw:style-name="gr6" draw:text-style-name="P4" draw:layer="layout" svg:width="1.057cm" svg:height="0.658cm" svg:x="9.717cm" svg:y="12.049cm">
              <draw:text-box>
                <text:p><text:span text:style-name="T2">IPv4</text:span></text:p>
              </draw:text-box>
            </draw:frame>
            <draw:frame draw:style-name="gr8" draw:text-style-name="P4" draw:layer="layout" svg:width="0.985cm" svg:height="0.614cm" svg:x="9.753cm" svg:y="11.088cm">
              <draw:text-box>
                <text:p><text:span text:style-name="T2">IPv6</text:span></text:p>
              </draw:text-box>
            </draw:frame>
          </draw:g>
          <draw:line draw:style-name="gr2" draw:text-style-name="P2" draw:layer="layout" svg:x1="12.07cm" svg:y1="10.337cm" svg:x2="12.07cm" svg:y2="13.25cm">
            <text:p/>
          </draw:line>
          <draw:frame draw:style-name="gr6" draw:text-style-name="P4" draw:layer="layout" svg:width="1.057cm" svg:height="0.658cm" svg:x="16.017cm" svg:y="12.049cm">
            <draw:text-box>
              <text:p><text:span text:style-name="T2">IPv4</text:span></text:p>
            </draw:text-box>
          </draw:frame>
          <draw:frame draw:style-name="gr6" draw:text-style-name="P4" draw:layer="layout" svg:width="1.057cm" svg:height="0.658cm" svg:x="3.418cm" svg:y="12.049cm">
            <draw:text-box>
              <text:p><text:span text:style-name="T2">IPv4</text:span></text:p>
            </draw:text-box>
          </draw:frame>
          <draw:line draw:style-name="gr27" draw:text-style-name="P2" draw:layer="layout" svg:x1="8.302cm" svg:y1="11.801cm" svg:x2="8.937cm" svg:y2="11.801cm">
            <text:p/>
          </draw:line>
          <draw:line draw:style-name="gr27" draw:text-style-name="P2" draw:layer="layout" svg:x1="11.403cm" svg:y1="11.801cm" svg:x2="12.038cm" svg:y2="11.801cm">
            <text:p/>
          </draw:line>
          <draw:line draw:style-name="gr28" draw:text-style-name="P2" draw:layer="layout" svg:x1="14.335cm" svg:y1="12.696cm" svg:x2="17.228cm" svg:y2="12.696cm">
            <text:p/>
          </draw:line>
          <draw:line draw:style-name="gr28" draw:text-style-name="P2" draw:layer="layout" svg:x1="7.032cm" svg:y1="12.664cm" svg:x2="13.382cm" svg:y2="12.664cm">
            <text:p/>
          </draw:line>
          <draw:line draw:style-name="gr29" draw:text-style-name="P2" draw:layer="layout" svg:x1="5.127cm" svg:y1="13.382cm" svg:x2="7.667cm" svg:y2="13.382cm">
            <text:p/>
          </draw:line>
          <draw:line draw:style-name="gr29" draw:text-style-name="P2" draw:layer="layout" svg:x1="5.127cm" svg:y1="12.696cm" svg:x2="5.127cm" svg:y2="13.363cm">
            <text:p/>
          </draw:line>
          <draw:line draw:style-name="gr29" draw:text-style-name="P2" draw:layer="layout" svg:x1="7.727cm" svg:y1="12.697cm" svg:x2="7.727cm" svg:y2="13.364cm">
            <text:p/>
          </draw:line>
          <draw:line draw:style-name="gr29" draw:text-style-name="P2" draw:layer="layout" svg:x1="12.727cm" svg:y1="13.383cm" svg:x2="15.267cm" svg:y2="13.383cm">
            <text:p/>
          </draw:line>
          <draw:line draw:style-name="gr29" draw:text-style-name="P2" draw:layer="layout" svg:x1="12.727cm" svg:y1="12.697cm" svg:x2="12.727cm" svg:y2="13.364cm">
            <text:p/>
          </draw:line>
          <draw:line draw:style-name="gr29" draw:text-style-name="P2" draw:layer="layout" svg:x1="15.327cm" svg:y1="12.698cm" svg:x2="15.327cm" svg:y2="13.365cm">
            <text:p/>
          </draw:line>
          <draw:custom-shape draw:style-name="gr30" draw:text-style-name="P8" draw:layer="layout" svg:width="1.587cm" svg:height="1.666cm" svg:x="13.103cm" svg:y="11.374cm">
            <text:p text:style-name="P7"><text:span text:style-name="T1">IPREF</text:span></text:p>
            <text:p text:style-name="P7"><text:span text:style-name="T1">GWB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1.587cm" svg:height="1.546cm" svg:x="5.7cm" svg:y="11.374cm">
            <text:p text:style-name="P7"><text:span text:style-name="T1">IPREF</text:span></text:p>
            <text:p text:style-name="P7"><text:span text:style-name="T1">GWA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32" draw:text-style-name="P2" draw:layer="layout" svg:x1="7.032cm" svg:y1="19.401cm" svg:x2="9.89cm" svg:y2="19.401cm">
          <text:p/>
        </draw:line>
        <draw:line draw:style-name="gr27" draw:text-style-name="P2" draw:layer="layout" svg:x1="11.403cm" svg:y1="19.401cm" svg:x2="12.038cm" svg:y2="19.401cm">
          <text:p/>
        </draw:line>
        <draw:line draw:style-name="gr28" draw:text-style-name="P2" draw:layer="layout" svg:x1="14.335cm" svg:y1="20.296cm" svg:x2="17.228cm" svg:y2="20.296cm">
          <text:p/>
        </draw:line>
        <draw:line draw:style-name="gr28" draw:text-style-name="P2" draw:layer="layout" svg:x1="7.032cm" svg:y1="20.264cm" svg:x2="13.382cm" svg:y2="20.264cm">
          <text:p/>
        </draw:line>
        <draw:custom-shape draw:style-name="gr33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3.222cm" svg:y1="19.401cm" svg:x2="6.09cm" svg:y2="19.401cm">
          <text:p/>
        </draw:line>
        <draw:custom-shape draw:style-name="gr35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454cm" svg:y="18.688cm">
          <draw:text-box>
            <text:p><text:span text:style-name="T6">IPv6</text:span></text:p>
          </draw:text-box>
        </draw:frame>
        <draw:g draw:style-name="gr23">
          <draw:custom-shape draw:style-name="gr25" draw:text-style-name="P1" draw:layer="layout" svg:width="17.78cm" svg:height="4.763cm" svg:x="1.317cm" svg:y="1.95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2.789cm" svg:x2="8.319cm" svg:y2="5.61cm">
            <text:p/>
          </draw:line>
          <draw:g>
            <draw:frame draw:style-name="gr36" draw:text-style-name="P3" draw:layer="layout" svg:width="1.65cm" svg:height="0.638cm" svg:x="9.42cm" svg:y="2.707cm">
              <draw:text-box>
                <text:p><text:span text:style-name="T1">Internet</text:span></text:p>
              </draw:text-box>
            </draw:frame>
            <draw:frame draw:style-name="gr37" draw:text-style-name="P4" draw:layer="layout" svg:width="1.057cm" svg:height="0.637cm" svg:x="9.717cm" svg:y="4.447cm">
              <draw:text-box>
                <text:p><text:span text:style-name="T2">IPv4</text:span></text:p>
              </draw:text-box>
            </draw:frame>
            <draw:frame draw:style-name="gr38" draw:text-style-name="P4" draw:layer="layout" svg:width="0.985cm" svg:height="0.595cm" svg:x="9.753cm" svg:y="3.516cm">
              <draw:text-box>
                <text:p><text:span text:style-name="T2">IPv6</text:span></text:p>
              </draw:text-box>
            </draw:frame>
          </draw:g>
          <draw:line draw:style-name="gr2" draw:text-style-name="P2" draw:layer="layout" svg:x1="12.07cm" svg:y1="2.789cm" svg:x2="12.07cm" svg:y2="5.61cm">
            <text:p/>
          </draw:line>
          <draw:frame draw:style-name="gr37" draw:text-style-name="P4" draw:layer="layout" svg:width="1.057cm" svg:height="0.637cm" svg:x="16.017cm" svg:y="4.447cm">
            <draw:text-box>
              <text:p><text:span text:style-name="T2">IPv4</text:span></text:p>
            </draw:text-box>
          </draw:frame>
          <draw:frame draw:style-name="gr37" draw:text-style-name="P4" draw:layer="layout" svg:width="1.057cm" svg:height="0.637cm" svg:x="3.418cm" svg:y="4.447cm">
            <draw:text-box>
              <text:p><text:span text:style-name="T2">IPv4</text:span></text:p>
            </draw:text-box>
          </draw:frame>
          <draw:line draw:style-name="gr27" draw:text-style-name="P2" draw:layer="layout" svg:x1="8.302cm" svg:y1="4.207cm" svg:x2="8.937cm" svg:y2="4.207cm">
            <text:p/>
          </draw:line>
          <draw:line draw:style-name="gr27" draw:text-style-name="P2" draw:layer="layout" svg:x1="11.403cm" svg:y1="4.207cm" svg:x2="12.038cm" svg:y2="4.207cm">
            <text:p/>
          </draw:line>
          <draw:line draw:style-name="gr26" draw:text-style-name="P2" draw:layer="layout" svg:x1="5.127cm" svg:y1="5.737cm" svg:x2="7.667cm" svg:y2="5.737cm">
            <text:p/>
          </draw:line>
          <draw:line draw:style-name="gr26" draw:text-style-name="P2" draw:layer="layout" svg:x1="5.127cm" svg:y1="5.073cm" svg:x2="5.127cm" svg:y2="5.719cm">
            <text:p/>
          </draw:line>
          <draw:line draw:style-name="gr26" draw:text-style-name="P2" draw:layer="layout" svg:x1="7.727cm" svg:y1="5.074cm" svg:x2="7.727cm" svg:y2="5.72cm">
            <text:p/>
          </draw:line>
          <draw:line draw:style-name="gr26" draw:text-style-name="P2" draw:layer="layout" svg:x1="12.727cm" svg:y1="5.738cm" svg:x2="15.267cm" svg:y2="5.738cm">
            <text:p/>
          </draw:line>
          <draw:line draw:style-name="gr26" draw:text-style-name="P2" draw:layer="layout" svg:x1="12.727cm" svg:y1="5.074cm" svg:x2="12.727cm" svg:y2="5.72cm">
            <text:p/>
          </draw:line>
          <draw:line draw:style-name="gr26" draw:text-style-name="P2" draw:layer="layout" svg:x1="15.327cm" svg:y1="5.075cm" svg:x2="15.327cm" svg:y2="5.721cm">
            <text:p/>
          </draw:line>
          <draw:line draw:style-name="gr29" draw:text-style-name="P2" draw:layer="layout" svg:x1="4.506cm" svg:y1="5.084cm" svg:x2="7.999cm" svg:y2="5.084cm">
            <text:p/>
          </draw:line>
          <draw:line draw:style-name="gr29" draw:text-style-name="P2" draw:layer="layout" svg:x1="12.43cm" svg:y1="5.084cm" svg:x2="15.923cm" svg:y2="5.084cm">
            <text:p/>
          </draw:line>
          <draw:line draw:style-name="gr26" draw:text-style-name="P2" draw:layer="layout" svg:x1="3.222cm" svg:y1="5.084cm" svg:x2="5.127cm" svg:y2="5.084cm">
            <text:p/>
          </draw:line>
          <draw:custom-shape draw:style-name="gr39" draw:text-style-name="P8" draw:layer="layout" svg:width="1.587cm" svg:height="1.613cm" svg:x="13.103cm" svg:y="3.793cm">
            <text:p text:style-name="P7"><text:span text:style-name="T1">IPREF</text:span></text:p>
            <text:p text:style-name="P7"><text:span text:style-name="T1">GWB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8" draw:layer="layout" svg:width="1.587cm" svg:height="1.497cm" svg:x="5.7cm" svg:y="3.793cm">
            <text:p text:style-name="P7"><text:span text:style-name="T1">IPREF</text:span></text:p>
            <text:p text:style-name="P7"><text:span text:style-name="T1">GWA</text:span></text:p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15.323cm" svg:y1="5.084cm" svg:x2="17.228cm" svg:y2="5.084cm">
            <text:p/>
          </draw:line>
          <draw:line draw:style-name="gr28" draw:text-style-name="P2" draw:layer="layout" svg:x1="7.667cm" svg:y1="5.084cm" svg:x2="12.747cm" svg:y2="5.084cm">
            <text:p/>
          </draw:line>
        </draw:g>
      </draw:page>
      <draw:page draw:name="page3" draw:style-name="dp1" draw:master-page-name="Default">
        <draw:custom-shape draw:style-name="gr41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32" draw:text-style-name="P2" draw:layer="layout" svg:x1="7.032cm" svg:y1="5.401cm" svg:x2="13.382cm" svg:y2="5.401cm">
          <text:p/>
        </draw:line>
        <draw:line draw:style-name="gr28" draw:text-style-name="P2" draw:layer="layout" svg:x1="14.335cm" svg:y1="5.396cm" svg:x2="17.228cm" svg:y2="5.396cm">
          <text:p/>
        </draw:line>
        <draw:line draw:style-name="gr28" draw:text-style-name="P2" draw:layer="layout" svg:x1="7.032cm" svg:y1="4.464cm" svg:x2="13.382cm" svg:y2="4.464cm">
          <text:p/>
        </draw:line>
        <draw:line draw:style-name="gr34" draw:text-style-name="P2" draw:layer="layout" svg:x1="3.222cm" svg:y1="4.501cm" svg:x2="6.09cm" svg:y2="4.501cm">
          <text:p/>
        </draw:line>
        <draw:custom-shape draw:style-name="gr31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454cm" svg:y="3.788cm">
          <draw:text-box>
            <text:p><text:span text:style-name="T6">IPv6</text:span></text:p>
          </draw:text-box>
        </draw:frame>
        <draw:line draw:style-name="gr34" draw:text-style-name="P2" draw:layer="layout" svg:x1="14.322cm" svg:y1="4.501cm" svg:x2="17.19cm" svg:y2="4.501cm">
          <text:p/>
        </draw:line>
        <draw:frame draw:style-name="gr8" draw:text-style-name="P15" draw:layer="layout" svg:width="0.985cm" svg:height="0.614cm" svg:x="16.055cm" svg:y="3.788cm">
          <draw:text-box>
            <text:p><text:span text:style-name="T6">IPv6</text:span></text:p>
          </draw:text-box>
        </draw:frame>
        <draw:custom-shape draw:style-name="gr30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8" draw:text-style-name="P2" draw:layer="layout" svg:x1="14.335cm" svg:y1="11.737cm" svg:x2="17.228cm" svg:y2="11.737cm">
          <text:p/>
        </draw:line>
        <draw:line draw:style-name="gr28" draw:text-style-name="P2" draw:layer="layout" svg:x1="7.032cm" svg:y1="10.805cm" svg:x2="13.382cm" svg:y2="10.805cm">
          <text:p/>
        </draw:line>
        <draw:line draw:style-name="gr34" draw:text-style-name="P2" draw:layer="layout" svg:x1="3.222cm" svg:y1="10.842cm" svg:x2="6.09cm" svg:y2="10.842cm">
          <text:p/>
        </draw:line>
        <draw:custom-shape draw:style-name="gr31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454cm" svg:y="10.129cm">
          <draw:text-box>
            <text:p><text:span text:style-name="T6">IPv6</text:span></text:p>
          </draw:text-box>
        </draw:frame>
        <draw:line draw:style-name="gr34" draw:text-style-name="P2" draw:layer="layout" svg:x1="14.322cm" svg:y1="10.842cm" svg:x2="17.19cm" svg:y2="10.842cm">
          <text:p/>
        </draw:line>
        <draw:frame draw:style-name="gr8" draw:text-style-name="P15" draw:layer="layout" svg:width="0.985cm" svg:height="0.614cm" svg:x="16.055cm" svg:y="10.129cm">
          <draw:text-box>
            <text:p><text:span text:style-name="T6">IPv6</text:span></text:p>
          </draw:text-box>
        </draw:frame>
        <draw:custom-shape draw:style-name="gr30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8" draw:text-style-name="P2" draw:layer="layout" svg:x1="14.277cm" svg:y1="17.122cm" svg:x2="17.17cm" svg:y2="17.122cm">
          <text:p/>
        </draw:line>
        <draw:line draw:style-name="gr28" draw:text-style-name="P2" draw:layer="layout" svg:x1="6.974cm" svg:y1="17.09cm" svg:x2="13.324cm" svg:y2="17.09cm">
          <text:p/>
        </draw:line>
        <draw:line draw:style-name="gr34" draw:text-style-name="P2" draw:layer="layout" svg:x1="3.164cm" svg:y1="17.127cm" svg:x2="6.032cm" svg:y2="17.127cm">
          <text:p/>
        </draw:line>
        <draw:custom-shape draw:style-name="gr35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396cm" svg:y="16.414cm">
          <draw:text-box>
            <text:p><text:span text:style-name="T6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3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8" draw:text-style-name="P2" draw:layer="layout" svg:x1="14.335cm" svg:y1="23.934cm" svg:x2="17.228cm" svg:y2="23.934cm">
          <text:p/>
        </draw:line>
        <draw:line draw:style-name="gr28" draw:text-style-name="P2" draw:layer="layout" svg:x1="7.032cm" svg:y1="23.902cm" svg:x2="13.382cm" svg:y2="23.902cm">
          <text:p/>
        </draw:line>
        <draw:custom-shape draw:style-name="gr35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3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26T08:39:36.922442133</dc:date>
    <meta:editing-duration>P2DT11H23M42S</meta:editing-duration>
    <meta:editing-cycles>41</meta:editing-cycles>
    <meta:generator>LibreOffice/7.5.3.2$Linux_X86_64 LibreOffice_project/50$Build-2</meta:generator>
    <meta:document-statistic meta:object-count="184"/>
  </office:meta>
</office:document-meta>
</file>